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ProfileManager.cacheLayouts( Map layoutMap , Layout lay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ticProfileManager.register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ProfileManager.getCopletInstanceData( String cople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icProfileManager.getCopletInstanceDat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icProfileManager.storeProfile( Layout rootLayout , String layou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ofileManager.unregister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ProfileManager.getCopletDataManager(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Portal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ortalUser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ofileManag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ProfileManager.getCopletInstanceDataManager( PortalService servi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StaticProfileManager.getCopletInstanceData( CopletData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ticProfileManag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ortalUser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ofileManager.getCopletDat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icProfileManager.unregister(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ProfileManager.register(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ProfileManager.getCopletData( String copletData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aticProfileManager.getPortalLayout( String layoutKey , String layout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